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Linear</text:span><text:span text:style-name="T2"/></text:p>
      <text:p text:style-name="P1"><text:span text:style-name="T2"/></text:p>
      <text:p text:style-name="P1"><text:span text:style-name="T3">from sklearn.linear_model import Perceptron</text:span></text:p>
      <text:p text:style-name="P1"><text:span text:style-name="T3">x_train=[[0,0],[0,1],[1,0],[1,1]]</text:span></text:p>
      <text:p text:style-name="P1"><text:span text:style-name="T3">y_train=[0,0,0,1]</text:span></text:p>
      <text:p text:style-name="P1"><text:span text:style-name="T3">clf=Perceptron(max_iter=40,random_state=0)</text:span></text:p>
      <text:p text:style-name="P1"><text:span text:style-name="T3">clf.fit(x_train,y_train)</text:span></text:p>
      <text:p text:style-name="P1"><text:span text:style-name="T3">x_test=[[1,1],[0,0],[1,1],[1,0]]</text:span></text:p>
      <text:p text:style-name="P1"><text:span text:style-name="T3">y_predict=clf.predict(x_test)</text:span></text:p>
      <text:p text:style-name="P1"><text:span text:style-name="T3">print(y_predict)</text:span></text:p>
      <text:p text:style-name="P1"><text:span text:style-name="T3">print(clf.coef_,clf)</text:span></text:p>
      <text:p text:style-name="P1"><text:span text:style-name="T3">print(clf.score(x_test,y_predict))</text:span></text:p>
      <text:p text:style-name="P1"><text:span text:style-name="T3"/></text:p>
      <text:p text:style-name="P1"><text:span text:style-name="T3"/></text:p>
      <text:p text:style-name="P1"><text:span text:style-name="T4">output</text:span></text:p>
      <text:p text:style-name="P1"><draw:frame text:anchor-type="as-char" svg:width="177.01mm" svg:height="66.41mm" style:rel-width="scale" style:rel-height="scale"><draw:object-ole xlink:href="OleObj1"/><draw:image xlink:href="ObjectReplacements/OleObj1"/></draw:frame><text:span text:style-name="T4"/></text:p>
      <text:p text:style-name="P2"><text:span text:style-name="T4"/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